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0bc11b" officeooo:paragraph-rsid="000bc11b"/>
    </style:style>
    <style:style style:name="P2" style:family="paragraph" style:parent-style-name="Text_20_body">
      <style:text-properties officeooo:rsid="000bc11b" officeooo:paragraph-rsid="000bc11b"/>
    </style:style>
    <style:style style:name="P3" style:family="paragraph" style:parent-style-name="Text_20_body">
      <style:text-properties officeooo:rsid="000bee0b" officeooo:paragraph-rsid="000bee0b"/>
    </style:style>
    <style:style style:name="P4" style:family="paragraph" style:parent-style-name="Text_20_body">
      <style:text-properties officeooo:rsid="000c19ea" officeooo:paragraph-rsid="000c19ea"/>
    </style:style>
    <style:style style:name="T1" style:family="text">
      <style:text-properties officeooo:rsid="000bee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ALLEAN</text:p>
      <text:p text:style-name="P4">Benjamin</text:p>
      <text:p text:style-name="P4">M1 Imagina</text:p>
      <text:p text:style-name="P1">Compte-Rendu TP4</text:p>
      <text:p text:style-name="P1">Traitement des Images</text:p>
      <text:p text:style-name="P2"/>
      <text:p text:style-name="P2"/>
      <text:h text:style-name="Heading_20_1" text:outline-level="1">1) Création d’une image couleur au format ppm </text:h>
      <text:p text:style-name="Text_20_body"/>
      <text:p text:style-name="P2">Pour la suite de ce TP, je me servirais de cette image prise sur Internet :</text:p>
      <text:p text:style-name="P2"/>
      <text:p text:style-name="P2"/>
      <text:p text:style-name="P2">Celle-ci a été transformée au format PPM de taille 128x128 pixels en utilisant GIMP.</text:p>
      <text:p text:style-name="P2">Voici le résultat :</text:p>
      <text:p text:style-name="P2"/>
      <text:h text:style-name="Heading_20_1" text:outline-level="1">2) Création d’une image en niveau de gris à partir d’une image couleur. </text:h>
      <text:p text:style-name="Text_20_body"/>
      <text:p text:style-name="P2">A partir de l'image montrée précédemment, j'ai pu avoir une image en niveaux de gris en utilisant la formule suivante : </text:p>
      <text:p text:style-name="P2"/>
      <text:p text:style-name="P2">Voici l'image en niveaux de gris :</text:p>
      <text:p text:style-name="P2"/>
      <text:p text:style-name="P2">De cette image j'ai pu récupérer l'histogramme suivant :</text:p>
      <text:p text:style-name="P2"/>
      <text:h text:style-name="Heading_20_1" text:outline-level="1">3) Seuillage de l’histogramme </text:h>
      <text:p text:style-name="Text_20_body"/>
      <text:p text:style-name="P2">Nous allons maintenant seuiller l'image afin de séparer l'objet/personnage du fond.</text:p>
      <text:p text:style-name="P2">Voici l'algorithme utilisé afin de seuiller l'image :</text:p>
      <text:p text:style-name="P2"/>
      <text:p text:style-name="P2">La valeur de seuil utilisée sera la suivante :</text:p>
      <text:p text:style-name="P2"><text:soft-page-break/></text:p>
      <text:p text:style-name="P2">Voici le résultat de ce seuillage :</text:p>
      <text:p text:style-name="P2"/>
      <text:p text:style-name="P2"/>
      <text:p text:style-name="P2"/>
      <text:h text:style-name="Heading_20_1" text:outline-level="1">4) Floutage de l’image couleur </text:h>
      <text:p text:style-name="Text_20_body"/>
      <text:p text:style-name="P2">Le but de cette question est de flouter l'image couleur en moyennant la valeur de chaque pixel en utilisant ces voisins.</text:p>
      <text:p text:style-name="P2"/>
      <text:p text:style-name="P2">Voici l'algorithme utilisé :</text:p>
      <text:p text:style-name="P2"/>
      <text:p text:style-name="P2">Et voici l'image résultat :</text:p>
      <text:p text:style-name="P2"/>
      <text:h text:style-name="Heading_20_1" text:outline-level="1">5) Floutage du fond de l’image couleur </text:h>
      <text:p text:style-name="Text_20_body"/>
      <text:p text:style-name="P2">Cette question a pour but de flouter <text:span text:style-name="T1">le fond de l'image couleur. J'utiliserais comme support l'image binaire crée a la question 3.</text:span></text:p>
      <text:p text:style-name="P2"/>
      <text:p text:style-name="P3">Voici l'algorithme de floutage de chaque pixel :</text:p>
      <text:p text:style-name="P3"/>
      <text:p text:style-name="P3"/>
      <text:p text:style-name="P3">Voici l'image résultat :</text:p>
      <text:p text:style-name="P3"/>
      <text:h text:style-name="Heading_20_1" text:outline-level="1">6) Erosion et dilatation </text:h>
      <text:p text:style-name="Text_20_body"/>
      <text:p text:style-name="P3">Voici l'algorithme permettant la combinaison d'erosions et de dilatations permettant de supprimer les parasites de l'image binaire :</text:p>
      <text:p text:style-name="P3"/>
      <text:p text:style-name="P3">Et enfin , voici l'image résultant de cet algorithme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2S</meta:editing-duration>
    <meta:editing-cycles>4</meta:editing-cycles>
    <meta:generator>LibreOffice/5.3.6.1$Windows_x86 LibreOffice_project/686f202eff87ef707079aeb7f485847613344eb7</meta:generator>
    <dc:date>2018-02-26T18:55:03.900000000</dc:date>
    <meta:document-statistic meta:table-count="0" meta:image-count="0" meta:object-count="0" meta:page-count="2" meta:paragraph-count="29" meta:word-count="248" meta:character-count="1473" meta:non-whitespace-character-count="1247"/>
    <meta:user-defined meta:name="Info 1"/>
    <meta:user-defined meta:name="Info 2"/>
    <meta:user-defined meta:name="Info 3"/>
    <meta:user-defined meta:name="Info 4"/>
  </office:meta>
</office:document-meta>
</file>